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p>
      <text:p text:style-name="Standard">Page 1 <text:s text:c="2"/>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System crashes: Every effort has been made to prevent these, but if pulsing the reset control switch does not restore the p/r/t/D prompt reconnect the PCB to the PC with this switch held in.</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Page 2 <text:s text:c="2"/>More things to take note of in our C programs.<text:tab/><text:tab/>setup_328_HW (Hard Ware):This contains a block of code and is known as (k\a) a macro. Details are given in the header file.<text:tab/>HW requiring setup includes the data pins,<text:tab/>communication between the micros and with a PC<text:tab/>the reset control switch<text:tab/>and watch dog timer(WDT) which automatically reset the micro.<text:tab/>In addition sei() enables interrupts which are required by the one wire link (and will be discussed later).</text:p>
      <text:p text:style-name="Standard"/>
      <text:p text:style-name="Standard">Unsigned int PORT_1:PORT_1 is the name of a memory location that holds numbers.<text:tab/>The smallest element of computer memory is a bit and can hold either a 1 or a 0. <text:tab/>Memory is often divided into blocks of 8 bits which can hold numbers between 0 and 255.<text:tab/>16 bits are reserved for PORT_1.<text:tab/>See JP chapter 4 for an introduction.</text:p>
      <text:p text:style-name="Standard"/>
      <text:p text:style-name="Standard">Hexadecimal numbers (i.e. 0x8000) in which 16 in ordinary counting is equivalent to 0x10 and 256 (16 x 16) is equivalent to 0x100. <text:tab/>Arithmetic and logic symbols. <text:tab/>JP gives full definitions of these topics in chapter 4.<text:tab/>However logic quickly gets rather involved and a quick look is all that is recommended at this stage. </text:p>
      <text:p text:style-name="Standard"/>
      <text:p text:style-name="Standard"><text:soft-page-break/>The for loop, the while loop and the if statement which are very important features of C. A good look at JP chapter 5 C Control flow is recommended before moving on from this first project.</text:p>
      <text:p text:style-name="Standard"/>
      <text:p text:style-name="Standard">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the watch dog timer (WDT)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Page 3 <text:s text:c="2"/>Talking to the PC, introducing the USART (Universal .... Receiver Transmitter module).<text:tab/><text:tab/>Many devices have a receiver transmitter module for communicating with a PC.<text:tab/>See JP page 98 chapter 6 for a few details.<text:tab/>Arduino provides a comprehensive set of functions for using the USART. <text:tab/>Here basic do it yourself (DIY) functions are used.<text:tab/>This approach provides a good introduction to the data sheet, a vital resource for setting up other things such a timers and interrupts. </text:p>
      <text:p text:style-name="Standard"/>
      <text:p text:style-name="Standard">Take a look at subroutine Char_to_PC_Local() and see section 20.11.1 of the data sheet.<text:tab/>UDR0 is the input output (I/O) data register for the USART, it has 16 bits, 8 for write operations and 8 for read.<text:tab/>Data written to UDR0 will automatically be transmitted.<text:tab/>Data that has been received can be obtained by reading UDR0.<text:tab/>UCSR0A is the Control and Status Register A.<text:tab/>UDRE0 (bit 5 of register UCRS0A) is a flag which is set when UDR0 is empty and can accept new data for transmission.<text:tab/>RXC0 (bit 7) is a flag which is set 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Page 4 <text:s text:c="2"/>Nine sample programs that transfer data to and from the PC are offered.<text:tab/><text:tab/>A look at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f no character is received after a pause of 154mS.</text:p>
      <text:p text:style-name="Standard"><text:soft-page-break/></text:p>
      <text:p text:style-name="Standard">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Page 5 More examples of data going to and from the PC.<text:tab/><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Page 6 <text:s text:c="2"/>Using interrupts: 5 examples are given.<text:tab/><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text:soft-page-break/></text:p>
      <text:p text:style-name="Standard">3D Multi display:This includes PCI and timer interrupts as well as the one wire comms interrupt.<text:tab/>Multiple interrupts can easily cause trouble. To avoid this the PCI also resets the micro. 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Standard">***Page 7 <text:s text:c="2"/>Exploring logic and binary operations.<text:tab/><text:tab/>Two programs Bit_ops_1 and 2 are used to demonstrate how individual bits can be read, set, reset or changed.<text:tab/>These operations are needed to configure HW items such as the USART, and Timers and also to monitor their status (i.e. is there USART data waiting to be received).</text:p>
      <text:p text:style-name="Standard"/>
      <text:p text:style-name="Standard">Bit_ops_1 uses the display and random number generator to investigate the AND, OR, Exclusive OR and NOT operations.<text:tab/>Bit_ops_2 combines these operations with the shift function to set or read individual bits.</text:p>
      <text:p text:style-name="Standard"/>
      <text:p text:style-name="Standard">As a practice exercise in logic, multiple addition and subtraction are used in program_3 to implement multiplication and division (these operations are usually carried out in HW or by compiler generated code). </text:p>
      <text:p text:style-name="Standard"/>
      <text:p text:style-name="Standard">As a final example the display is used to display positive and negative 8 bit numbers in binary and decimal form.*</text:p>
      <text:p text:style-name="Standard"/>
      <text:p text:style-name="Standard"/>
      <text:p text:style-name="Standard">***Page 8 <text:s text:c="2"/>Using the Arduino PC comms library:<text:tab/><text:tab/>Arduino provide a suite of programs that pass data to and from a PC. These will probably be the sensible choice for use with the Arduino compiler.<text:tab/>Integer and floating point numbers are supported.<text:tab/>Easy extension to include scientific numbers is implemented in these examples.</text:p>
      <text:p text:style-name="Standard"/>
      <text:p text:style-name="Standard">Three additional examples are included:<text:tab/>The first explores prime numbers. The theory for these was developed by the ancient Greeks. Their method for obtaining them is still probably the best for us use here. </text:p>
      <text:p text:style-name="Standard"/>
      <text:p text:style-name="Standard">The second provides an estimate for pie. <text:s/>The area of a circle is computed by placing it over a fine grid of squares and counting them.<text:tab/></text:p>
      <text:p text:style-name="Standard"/>
      <text:p text:style-name="Standard">The third uses a power series to compute log/antilog functions so that any positive scientific number can be raised to an arbitrary power. <text:s text:c="2"/>If the result is either too large or small the program times out. <text:s/>An interrupt is generated and the resulting ISR, writes to the EEPROM, before issuing a SW_reset.<text:tab/>When the program resets it reads the EEPROM and issues the appropriate user prompt.*</text:p>
      <text:p text:style-name="Standard"/>
      <text:p text:style-name="Standard"/>
      <text:p text:style-name="Standard">***Page 9 <text:s text:c="2"/>The 8 digit display and IO:<text:tab/><text:tab/>Obviously Arduino does not provide library functions to drive the display, so it is necessary to revert to DIY programming.<text:tab/>The purpose of the first 2 programs is to demonstrate how numbers are constructed from the display segments.<text:tab/>Program 3 defines each digit in terms of a string as has previously been done with messages.<text:soft-page-break/><text:tab/>The user enters a digit at the PC.<text:tab/>The appropriate string is selected.<text:tab/>Segments defined by the string are are illuminated.</text:p>
      <text:p text:style-name="Standard"/>
      <text:p text:style-name="Standard">In the remaining projects the complexity of driving the display is handled by the mini-OS that resides on the Attiny1606.<text:tab/>Two of these are used to enter data from the PC keyboard and two from the user switches.*</text:p>
      <text:p text:style-name="Standard"/>
      <text:p text:style-name="Standard">***Page 10 <text:s text:c="2"/>Timers <text:s text:c="3"/>Here a selection of timers/clocks are developed.<text:tab/><text:tab/>Accuracy is provided by a watch crystal that beats 32768 times a second.<text:tab/>Register TCCR2B (see section 18.1.2) is used to reduce the crystal frequency to 1024 beets per second which are counted by timer/counter T2.<text:tab/>The counter advances by 102 in 99.61mS (~100mS) after which an interrupt is raised.<text:tab/>It advances by 918 in 896.5mS (~900mS).<text:tab/>To ensure accuracy over a 1 second interval the counter must advance by a further 106 (103.5mS) before the 1 second interrupt is raised.</text:p>
      <text:p text:style-name="Standard"/>
      <text:p text:style-name="Standard">In the first example time is simply recoded as a string, and in the second a counter is set up that records elapsed time in seconds. In the third example much of the time keeping burden is transferred to the mini-OS.<text:tab/>Two more examples are included, <text:s/>one is a stand-a-lone clock, in which time is entered and adjusted using the user switches and the other is a stop watch.*</text:p>
      <text:p text:style-name="Standard"/>
      <text:p text:style-name="Standard">***Page 11 <text:s text:c="2"/>Reset options<text:tab/><text:tab/>The HW includes a timer k/a the watch dog timer (WDT). <text:s/>This counts from zero to a user defined value after which it issues a reset pulse. <text:s text:c="2"/>Provided that it is reset frequently enough there need be no reset. <text:s/></text:p>
      <text:p text:style-name="Standard"/>
      <text:p text:style-name="Standard">Arduino offers three modes for the WDT.<text:tab/><text:tab/>It can be initiated as in the macro "setup_watchdog" (see the project header file).<text:tab/>If it is allowed to time out the project will be reset.<text:tab/><text:tab/>It can be initiated with an interrupt (see for example "One_25ms_WDT_with_interrupt").<text:tab/>The ISR (interrupt service routine) might write to EEPROM before issuing a SW_reset.<text:tab/><text:tab/>If the ISR is missing program control willl jump to location 0x0000, the start of the program.<text:tab/>This is important for us because a reset takes program control to the boot loader not the start of the user project (0x0000).</text:p>
      <text:p text:style-name="Standard"/>
      <text:p text:style-name="Standard">PCB111000_CP2102 uses the macro "SW_reset" to implement a planned reset.<text:tab/>It uses "One_25ms_WDT_with_interrupt" with no ISR to recover from an unplanned reset or system crash.</text:p>
      <text:p text:style-name="Standard"/>
      <text:p text:style-name="Standard">The micro includes an MCU status register (MCUSR).<text:tab/>This records the source of the reset which can be<text:tab/>POR (power on reset)<text:tab/>WDT<text:tab/>External reset (not used here)<text:tab/>Low supply voltage (not used here).<text:tab/>The bootloader reads this to determine whether the reset is due to the WDT or POR<text:tab/>It uses the EEPROM to determine whether to jump to the user program or continue with the bootloader.</text:p>
      <text:p text:style-name="Standard"/>
      <text:p text:style-name="Standard">Example 8A explores the basic operation of the reset function provided by PCB111000_PC2102<text:tab/></text:p>
      <text:p text:style-name="Standard"/>
      <text:p text:style-name="Standard">Example 8B sums cosine waves to generate a pulse function. <text:s/>This is an example of the micro working flat out with an 8MHz clock. <text:s/>No wonder many applications require a much faster clock. <text:s/>The various reset functions are used to control its operation.*</text:p>
      <text:p text:style-name="Standard"/>
      <text:p text:style-name="Standard">***Page 12 <text:s text:c="2"/>That's it for PCB11000_CP2102:<text:tab/>Much ground still to cover, many new things to explore, but hopefully enough ground has been covered to wet the appetite for more detailed and systematic study.</text:p>
      <text:p text:style-name="Standard"/>
      <text:p text:style-name="Standard"><text:soft-page-break/>Click on Arduino Help/Reference to see that we have barely scratched the surface of what Arduino has to offer.<text:tab/>There is of course also the Atmel Studio free development system. <text:s/>I would certainly not want to be withour either.<text:tab/></text:p>
      <text:p text:style-name="Standard"/>
      <text:p text:style-name="Standard">Of course the great strength of the UNO is that it comes with a bootloader.<text:tab/>However why not experiment with UNO_AVR_Programmer also posted on AVR freaks.<text:tab/>Even download free PCB design SW and make your own board!*</text:p>
      <text:p text:style-name="Standard"/>
      <text:p text:style-name="Standard"/>
      <text:p text:style-name="Standard">***Page 13 <text:s text:c="2"/>Not used.*</text:p>
      <text:p text:style-name="Standard"/>
      <text:p text:style-name="Standard">***Page 14 <text:s text:c="2"/>Not used.*</text:p>
      <text:p text:style-name="Standard"/>
      <text:p text:style-name="Standard">***Page 15 <text:s text:c="2"/>Not us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4T16:51:23.862000000</meta:creation-date>
    <dc:date>2022-09-14T16:52:28.770000000</dc:date>
    <meta:editing-duration>PT1M8S</meta:editing-duration>
    <meta:editing-cycles>1</meta:editing-cycles>
    <meta:document-statistic meta:table-count="0" meta:image-count="0" meta:object-count="0" meta:page-count="6" meta:paragraph-count="60" meta:word-count="2773" meta:character-count="16044" meta:non-whitespace-character-count="13240"/>
    <meta:generator>LibreOffice/6.2.8.2$Windows_X86_64 LibreOffice_project/f82ddfca21ebc1e222a662a32b25c0c9d20169ee</meta:generator>
  </office:meta>
</office:document-meta>
</file>